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25.797cm" fo:margin-left="0cm" table:align="left"/>
    </style:style>
    <style:style style:name="Tabla1.A" style:family="table-column">
      <style:table-column-properties style:column-width="1.993cm"/>
    </style:style>
    <style:style style:name="Tabla1.B" style:family="table-column">
      <style:table-column-properties style:column-width="2.503cm"/>
    </style:style>
    <style:style style:name="Tabla1.C" style:family="table-column">
      <style:table-column-properties style:column-width="3.704cm"/>
    </style:style>
    <style:style style:name="Tabla1.D" style:family="table-column">
      <style:table-column-properties style:column-width="5.186cm"/>
    </style:style>
    <style:style style:name="Tabla1.E" style:family="table-column">
      <style:table-column-properties style:column-width="8.354cm"/>
    </style:style>
    <style:style style:name="Tabla1.F" style:family="table-column">
      <style:table-column-properties style:column-width="4.057cm"/>
    </style:style>
    <style:style style:name="Tabla1.A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0358f" officeooo:paragraph-rsid="0010358f"/>
    </style:style>
    <style:style style:name="P2" style:family="paragraph" style:parent-style-name="Table_20_Contents">
      <style:text-properties officeooo:rsid="00103bd0" officeooo:paragraph-rsid="00103bd0"/>
    </style:style>
    <style:style style:name="P3" style:family="paragraph" style:parent-style-name="Table_20_Contents">
      <style:text-properties officeooo:rsid="00103bd0" officeooo:paragraph-rsid="00118ba2"/>
    </style:style>
    <style:style style:name="P4" style:family="paragraph" style:parent-style-name="Table_20_Contents">
      <style:text-properties fo:font-weight="bold" officeooo:rsid="0010358f" officeooo:paragraph-rsid="0010358f" style:font-weight-asian="bold" style:font-weight-complex="bold"/>
    </style:style>
    <style:style style:name="P5" style:family="paragraph" style:parent-style-name="Table_20_Contents">
      <style:text-properties fo:font-weight="bold" officeooo:rsid="00103bd0" officeooo:paragraph-rsid="00103bd0" style:font-weight-asian="bold" style:font-weight-complex="bold"/>
    </style:style>
    <style:style style:name="P6" style:family="paragraph" style:parent-style-name="Table_20_Contents">
      <style:text-properties officeooo:paragraph-rsid="00118ba2"/>
    </style:style>
    <style:style style:name="P7" style:family="paragraph" style:parent-style-name="Table_20_Contents">
      <style:text-properties officeooo:rsid="0013d4c1" officeooo:paragraph-rsid="0013d4c1"/>
    </style:style>
    <style:style style:name="P8" style:family="paragraph" style:parent-style-name="Table_20_Contents">
      <style:text-properties officeooo:rsid="0015c7b6" officeooo:paragraph-rsid="0015c7b6"/>
    </style:style>
    <style:style style:name="P9" style:family="paragraph" style:parent-style-name="Table_20_Contents">
      <style:text-properties officeooo:rsid="0015d5f8" officeooo:paragraph-rsid="0015d5f8"/>
    </style:style>
    <style:style style:name="P10" style:family="paragraph" style:parent-style-name="Table_20_Contents">
      <style:text-properties officeooo:rsid="00185fbc" officeooo:paragraph-rsid="00185fbc"/>
    </style:style>
    <style:style style:name="P11" style:family="paragraph" style:parent-style-name="Table_20_Contents">
      <style:text-properties officeooo:rsid="0010358f" officeooo:paragraph-rsid="0010358f"/>
    </style:style>
    <style:style style:name="P12" style:family="paragraph" style:parent-style-name="Table_20_Contents">
      <style:text-properties officeooo:rsid="0015d5f8" officeooo:paragraph-rsid="0015d5f8"/>
    </style:style>
    <style:style style:name="P13" style:family="paragraph" style:parent-style-name="Table_20_Contents">
      <style:text-properties officeooo:rsid="00103bd0" officeooo:paragraph-rsid="00103bd0"/>
    </style:style>
    <style:style style:name="T1" style:family="text">
      <style:text-properties officeooo:rsid="0010358f"/>
    </style:style>
    <style:style style:name="T2" style:family="text">
      <style:text-properties officeooo:rsid="00118ba2"/>
    </style:style>
    <style:style style:name="T3" style:family="text">
      <style:text-properties officeooo:rsid="0013d4c1"/>
    </style:style>
    <style:style style:name="T4" style:family="text">
      <style:text-properties officeooo:rsid="0016711b"/>
    </style:style>
    <style:style style:name="T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4">Role</text:p>
          </table:table-cell>
          <table:table-cell table:style-name="Tabla1.A1" office:value-type="string">
            <text:p text:style-name="P4">Link (if applicable) &amp; Contract type &amp; Source</text:p>
          </table:table-cell>
          <table:table-cell table:style-name="Tabla1.A1" office:value-type="string">
            <text:p text:style-name="P4">Where? <text:span text:style-name="T2">Something else?</text:span></text:p>
          </table:table-cell>
          <table:table-cell table:style-name="Tabla1.A1" office:value-type="string">
            <text:p text:style-name="P4">Your Job?</text:p>
          </table:table-cell>
          <table:table-cell table:style-name="Tabla1.A1" office:value-type="string">
            <text:p text:style-name="P4">Your profile?</text:p>
          </table:table-cell>
          <table:table-cell table:style-name="Tabla1.F1" office:value-type="string">
            <text:p text:style-name="P5">Key or highly desirable relevant skills? <text:span text:style-name="T4">Doubts?</text:span></text:p>
          </table:table-cell>
        </table:table-row>
        <table:table-row>
          <table:table-cell table:style-name="Tabla1.A2" office:value-type="string">
            <text:p text:style-name="P1">Jr Data Analyst</text:p>
          </table:table-cell>
          <table:table-cell table:style-name="Tabla1.A2" office:value-type="string">
            <text:p text:style-name="Table_20_Contents">Contracte de durada indefinida </text:p>
            <text:p text:style-name="Table_20_Contents"/>
            <text:p text:style-name="Table_20_Contents">Amsterdam</text:p>
          </table:table-cell>
          <table:table-cell table:style-name="Tabla1.A2" office:value-type="string">
            <text:p text:style-name="P9"/>
            <text:p text:style-name="P9">Takeaway.com</text:p>
            <text:p text:style-name="P9">Gran empresa</text:p>
          </table:table-cell>
          <table:table-cell table:style-name="Tabla1.A2" office:value-type="string">
            <text:p text:style-name="Table_20_Contents">You will be part of our Global Scoober Operations Data Analytics (SODA) team in Amsterdam. Scoober is the logistics delivery business in JET. Our delivery business play a critical role in our future growth ambitions to empower every food and convenience moment. You will combine data-driven insights and business knowledge to support logistics operations to grow and continuously optimise the network from all perspectives, such as system features, courier recruitment and engagement, facility management, forecasting and planning... You create actionable dashboards, perform analyses and present crystal clear insights to stakeholders, so that your audience can adopt it in their daily work. As such, you use your superb communication <text:soft-page-break/>skills in transmitting your passion for data to others.</text:p>
          </table:table-cell>
          <table:table-cell table:style-name="Tabla1.A2" office:value-type="string">
            <text:p text:style-name="Table_20_Contents">These are some of the key ingredients to the role:</text:p>
            <text:p text:style-name="Table_20_Contents"/>
            <text:p text:style-name="Table_20_Contents">Perform analysis of business requirements, processes and systems;</text:p>
            <text:p text:style-name="Table_20_Contents">Develops data outputs (datamart, dashboards, presentations, etc), following best practices around design guidelines and structure;</text:p>
            <text:p text:style-name="Table_20_Contents">Analyse information requirements that may cross multiple systems;</text:p>
            <text:p text:style-name="Table_20_Contents">Lead well-defined assignments or participate in less defined assignments;</text:p>
            <text:p text:style-name="Table_20_Contents">Shows enthusiasm for collaborating with others and participates in skill-sharing opportunities.</text:p>
            <text:p text:style-name="Table_20_Contents"/>
            <text:p text:style-name="Table_20_Contents">What will you bring to the table?</text:p>
            <text:p text:style-name="Table_20_Contents"/>
            <text:p text:style-name="Table_20_Contents">1+ year of working experience in a similar role, familiarity with fleet management or logistics KPIs is a big plus;</text:p>
            <text:p text:style-name="Table_20_Contents">Advanced SQL skills and experience working with complex data structures, experience with cloud data warehouse is a plus;</text:p>
            <text:p text:style-name="Table_20_Contents">Experience building and deploying dashboards in a production environment, hands-on experience with Tableau is a big plus;</text:p>
            <text:p text:style-name="Table_20_Contents">Can identify potential opportunities to automate and/or improve an existing process;</text:p>
            <text:p text:style-name="Table_20_Contents">Proactive, self-motivated, and curious, ability to <text:soft-page-break/>run with an idea;</text:p>
            <text:p text:style-name="Table_20_Contents">Great communication skills and ability to explain data to various audiences;</text:p>
            <text:p text:style-name="Table_20_Contents">You are a team player that does not shy away from taking ownership.</text:p>
          </table:table-cell>
          <table:table-cell table:style-name="Tabla1.F2" office:value-type="string">
            <text:p text:style-name="P2">familiarity with fleet management or logistics KPIs is a big plus</text:p>
            <text:p text:style-name="P2"/>
            <text:p text:style-name="P2">cloud data warehouse is a plus</text:p>
            <text:p text:style-name="P2"/>
            <text:p text:style-name="P2">Advanced SQL skills</text:p>
            <text:p text:style-name="P2"/>
            <text:p text:style-name="P2">experience working with complex data structures</text:p>
            <text:p text:style-name="P2"/>
            <text:p text:style-name="P2">hands-on experience with Tableau is a big plus</text:p>
          </table:table-cell>
        </table:table-row>
        <table:table-row>
          <table:table-cell table:style-name="Tabla1.A2" office:value-type="string">
            <text:p text:style-name="P1">CDD - Chef de Projet Data Scientifique - H/F/X - GROUPE ROCHER</text:p>
            <text:p text:style-name="P1"/>
            <text:p text:style-name="P1"/>
          </table:table-cell>
          <table:table-cell table:style-name="Tabla1.A2" office:value-type="string">
            <text:p text:style-name="Table_20_Contents">Contracte de durada determinada 7 a 9 mesos</text:p>
          </table:table-cell>
          <table:table-cell table:style-name="Tabla1.A2" office:value-type="string">
            <text:p text:style-name="P9">Issy-les-Moulineaux</text:p>
            <text:p text:style-name="P9"/>
            <text:p text:style-name="P9">Groupe Rocher (Yves Rocher, Petit Bateau,..)</text:p>
            <text:p text:style-name="P9">Gran empresa16 k empleatsCosmétique, Textile et embellissement de la maison</text:p>
            <text:p text:style-name="P9"/>
            <text:p text:style-name="P9">------------------------</text:p>
            <text:p text:style-name="P9"/>
            <text:p text:style-name="P9">Ce que nous pouvons vous offrir :</text:p>
            <text:p text:style-name="P9"/>
            <text:p text:style-name="P9"><text:s/></text:p>
            <text:p text:style-name="P9"/>
            <text:p text:style-name="P9">Intégrer un groupe familial d'origine française et d’envergure internationale</text:p>
            <text:p text:style-name="P9">Une culture ancrée dans la confiance, le respect, la collaboration, la responsabilisation et <text:soft-page-break/>où l’audace est encouragée</text:p>
            <text:p text:style-name="P9">Participer aux initiatives d’intégration, de formation et RSE en interne</text:p>
            <text:p text:style-name="P9">Une politique de mobilité en interne, avec des perspectives d’évolution vers d’autres expertises ou métiers</text:p>
            <text:p text:style-name="P9">Une expérience auprès d’experts passionnés du monde végétal</text:p>
            <text:p text:style-name="P9">Des réductions tarifaires sur nos Marques, des ventes C.S.E., un restaurant d’entreprise, un accord de télétravail…</text:p>
          </table:table-cell>
          <table:table-cell table:style-name="Tabla1.A2" office:value-type="string">
            <text:p text:style-name="Table_20_Contents">Vos missions :</text:p>
            <text:p text:style-name="Table_20_Contents"/>
            <text:p text:style-name="Table_20_Contents">Collecter, identifier et analyser les besoins de vos partenaires internes,</text:p>
            <text:p text:style-name="Table_20_Contents">Traduire/Adapter les processus métiers des expertises internes avec l’outil PLM,</text:p>
            <text:p text:style-name="Table_20_Contents">Recueillir et formaliser les besoins des métiers,</text:p>
            <text:p text:style-name="Table_20_Contents">Participer à la reprise des données scientifiques et techniques,</text:p>
            <text:p text:style-name="Table_20_Contents">Participer aux phases de test, faire un reporting des incidents, être force de proposition en vue d'améliorer l'outil,</text:p>
            <text:p text:style-name="Table_20_Contents">Coordonner vos missions avec les différents interlocuteurs (partenaires externes, support technique),</text:p>
            <text:p text:style-name="Table_20_Contents">Aider à la formation des équipes pour le déploiement.</text:p>
          </table:table-cell>
          <table:table-cell table:style-name="Tabla1.A2" office:value-type="string">
            <text:p text:style-name="Table_20_Contents">Description du profil :</text:p>
            <text:p text:style-name="Table_20_Contents"><text:s/>Cette offre est faite pour vous si :</text:p>
            <text:p text:style-name="Table_20_Contents"/>
            <text:p text:style-name="Table_20_Contents"><text:s/>Vous êtes de formation Scientifique, vous justifiez d'une première expérience dans le traitement de data scientifiques et techniques</text:p>
            <text:p text:style-name="Table_20_Contents">Vous avez l'habitude de travailler sur plusieurs systèmes d'exploitation, vous aimez les outils informatiques et avez une appétence pour le traitement de données</text:p>
            <text:p text:style-name="Table_20_Contents">Vous savez travailler de manière agile, communiquer de manière claire et efficace sur les sujets techniques et faites preuve de curiosité</text:p>
            <text:p text:style-name="Table_20_Contents">Vous êtes capable de collaborer avec différentes fonctions, en mode projet et avec une vraie capacité à convaincre</text:p>
            <text:p text:style-name="Table_20_Contents">Vous avez un bon niveau d'anglais</text:p>
          </table:table-cell>
          <table:table-cell table:style-name="Tabla1.F2" office:value-type="string">
            <text:p text:style-name="P2"/>
            <text:p text:style-name="P10">No en la web pero remarco:</text:p>
            <text:p text:style-name="P10"/>
            <text:p text:style-name="P10">l'habitude de travailler sur plusieurs systèmes d'exploitation</text:p>
            <text:p text:style-name="P10"/>
            <text:p text:style-name="P10">travailler de manière agile</text:p>
            <text:p text:style-name="P10"/>
            <text:p text:style-name="P2">bon niveau d'anglais</text:p>
            <text:p text:style-name="P2"/>
            <text:p text:style-name="P2">Traduire/Adapter les processus métiers des expertises internes avec l’outil PLM</text:p>
            <text:p text:style-name="P2">-----------------------</text:p>
            <text:p text:style-name="P10">Consideraciones:</text:p>
            <text:p text:style-name="P10">PLM: </text:p>
            <text:p text:style-name="P10">PLM, or product lifecycle management, is the process of managing of a product as it moves through the four stages of the product lifecycle (introduction, growth, maturity, and decline). <text:soft-page-break/>In practice, product lifecycle management aims to support products in unique ways that correspond to their current lifecycle phase.</text:p>
            <text:p text:style-name="P10"><text:a xlink:type="simple" xlink:href="https://www.coursera.org/articles/plm" text:style-name="Internet_20_link" text:visited-style-name="Visited_20_Internet_20_Link">https://www.coursera.org/articles/plm</text:a> </text:p>
          </table:table-cell>
        </table:table-row>
        <table:table-row>
          <table:table-cell table:style-name="Tabla1.A2" office:value-type="string">
            <text:p text:style-name="P1">Data analyst | Deals (M&amp;A) | CDI | H/F</text:p>
            <text:p text:style-name="P1"/>
            <text:p text:style-name="P1"><text:a xlink:type="simple" xlink:href="https://uoc.jobteaser.com/ca/job-offers/7f30abfe-f3ad-4ff6-8085-8379698fe378-pwc-france-data-analyst-deals-m-a-cdi-h-f?utm_campaign=b2c-ca-job-alert-email&amp;utm_content=2024-03-26&amp;utm_source=email-product&amp;utm_medium=job-alert-email" text:style-name="Internet_20_link" text:visited-style-name="Visited_20_Internet_20_Link">https://uoc.jobtea</text:a><text:a xlink:type="simple" xlink:href="https://uoc.jobteaser.com/ca/job-offers/7f30abfe-f3ad-4ff6-8085-8379698fe378-pwc-france-data-analyst-deals-m-a-cdi-h-f?utm_campaign=b2c-ca-job-alert-email&amp;utm_content=2024-03-26&amp;utm_source=email-product&amp;utm_medium=job-alert-email" text:style-name="Internet_20_link" text:visited-style-name="Visited_20_Internet_20_Link">ser.com/</text:a><text:soft-page-break/><text:a xlink:type="simple" xlink:href="https://uoc.jobteaser.com/ca/job-offers/7f30abfe-f3ad-4ff6-8085-8379698fe378-pwc-france-data-analyst-deals-m-a-cdi-h-f?utm_campaign=b2c-ca-job-alert-email&amp;utm_content=2024-03-26&amp;utm_source=email-product&amp;utm_medium=job-alert-email" text:style-name="Internet_20_link" text:visited-style-name="Visited_20_Internet_20_Link">ca/job-offers/7f30abfe-f3ad-4ff6-8085-8379698fe378-pwc-france-data-analyst-deals-m-a-cdi-h-f?utm_campaign=b2c-ca-job-alert-email&amp;utm_content=2024-03-</text:a><text:a xlink:type="simple" xlink:href="https://uoc.jobteaser.com/ca/job-offers/7f30abfe-f3ad-4ff6-8085-8379698fe378-pwc-france-data-analyst-deals-m-a-cdi-h-f?utm_campaign=b2c-ca-job-alert-email&amp;utm_content=2024-03-26&amp;utm_source=email-product&amp;utm_medium=job-alert-email" text:style-name="Internet_20_link" text:visited-style-name="Visited_20_Internet_20_Link">26&amp;utm_source=email-product&amp;utm_medium=job-alert-email</text:a> </text:p>
          </table:table-cell>
          <table:table-cell table:style-name="Tabla1.A2" office:value-type="string">
            <text:p text:style-name="Table_20_Contents">Contracte de durada indefinida </text:p>
            <text:p text:style-name="Table_20_Contents"/>
            <text:p text:style-name="Table_20_Contents">Lyon</text:p>
          </table:table-cell>
          <table:table-cell table:style-name="Tabla1.A2" office:value-type="string">
            <text:p text:style-name="P9">PwC France</text:p>
            <text:p text:style-name="P9">Gran empresa6 k empleatsConseil et Audit</text:p>
            <text:p text:style-name="P9"/>
            <text:p text:style-name="P9">Nos collaborateurs travaillent au quotidien avec tous les métiers et avec <text:soft-page-break/>notre réseau international.</text:p>
            <text:p text:style-name="P9"/>
            <text:p text:style-name="P9">Développement</text:p>
            <text:p text:style-name="P9">Mobilité internationale et mobilité interne à partir de 12 mois d'ancienneté</text:p>
            <text:p text:style-name="P9">Programme New World. New Skills pour monter en compétences sur les enjeux de demain (ESG, technologies, inclusion des diversités) et accès à une plateforme de formation à la demande</text:p>
            <text:p text:style-name="P9"/>
            <text:p text:style-name="P9">Environnement de travail et Flexibilité</text:p>
            <text:p text:style-name="P9">Flexibilité avec la charte FlexWork : télétravail étendu, mobilité géographique, FlexTime, Dress for your day</text:p>
            <text:p text:style-name="P9">Crystal Park (site de Neuilly-sur-Seine) : parc privatif de 2 hectares, <text:soft-page-break/>conciergerie, salle de musique, salle de sport, Café Joyeux</text:p>
          </table:table-cell>
          <table:table-cell table:style-name="Tabla1.A2" office:value-type="string">
            <text:p text:style-name="Table_20_Contents">Ce que vous pouvez attendre de nous :</text:p>
            <text:p text:style-name="Table_20_Contents"/>
            <text:p text:style-name="Table_20_Contents">Vous prenez part à des projets variés, inscrits dans le temps du Deal (4 à 8 semaines) et êtes impliqué dans les domaines suivants :</text:p>
            <text:p text:style-name="Table_20_Contents">Apporter un nouveau regard <text:soft-page-break/>sur la performance de l'entreprise, par exemple : Exploiter des données transactionnelles pour analyser certains axes de rentabilité, mener des analyses prédictives</text:p>
            <text:p text:style-name="Table_20_Contents">Exploiter des données externes, afin de les coupler aux données de l'entreprise et ainsi élargir le champ des analyses pertinentes</text:p>
            <text:p text:style-name="Table_20_Contents">Utiliser la Data Visualisation pour explorer le résultat des analyses</text:p>
            <text:p text:style-name="Table_20_Contents"/>
            <text:p text:style-name="Table_20_Contents">Vous êtes le moteur du développement de l'équipe :</text:p>
            <text:p text:style-name="Table_20_Contents">Travailler au sein d'une équipe jeune, dynamique et être pleinement impliqué dans les décisions de l'équipe</text:p>
            <text:p text:style-name="Table_20_Contents">Travailler en autonomie, inventer de nouvelles manières d'aborder les problèmes, interagir avec le client et partager ses réalisations</text:p>
            <text:p text:style-name="Table_20_Contents">Participer à des événements internes et externes (conférences, forum ou présentations écoles etc.)</text:p>
            <text:p text:style-name="Table_20_Contents"/>
            <text:p text:style-name="Table_20_Contents">Vous êtes le moteur dans la <text:soft-page-break/>mise en œuvre de nouvelles approches au sein de nos équipes Transactions:</text:p>
            <text:p text:style-name="Table_20_Contents">Former les équipes à de nouvelles méthodologies et compétences</text:p>
            <text:p text:style-name="Table_20_Contents">Accompagner les équipes dans le cadre des projets Transactions</text:p>
          </table:table-cell>
          <table:table-cell table:style-name="Tabla1.A2" office:value-type="string">
            <text:p text:style-name="Table_20_Contents">Ce que nous pouvons attendre de vous :</text:p>
            <text:p text:style-name="Table_20_Contents">Vous êtes diplômé(e) d'une école d'ingénieur ou d'école de commerce avec spécialisation data et des connaissances en finance d'entreprise</text:p>
            <text:p text:style-name="Table_20_Contents">Vous avez d'excellentes capacités analytiques et de résolution de problèmes complexes</text:p>
            <text:p text:style-name="Table_20_Contents">Curiosité, proactivité, ouverture, flexibilité et créativité vous définissent</text:p>
            <text:p text:style-name="Table_20_Contents">Vous avez d'excellentes capacités de <text:soft-page-break/>communication et fortes qualités relationnelles</text:p>
            <text:p text:style-name="Table_20_Contents">Vous maîtrisez Excel</text:p>
            <text:p text:style-name="Table_20_Contents">Vous avez la volonté de participer au développement d'une équipe en plein essor, goût entrepreneurial</text:p>
            <text:p text:style-name="Table_20_Contents">You speak English very well</text:p>
          </table:table-cell>
          <table:table-cell table:style-name="Tabla1.F2" office:value-type="string">
            <text:p text:style-name="P2">processus M&amp;A ? </text:p>
            <text:p text:style-name="P2"/>
            <text:p text:style-name="P2">Seraient un plus :</text:p>
            <text:p text:style-name="P2"/>
            <text:p text:style-name="P2">- Une connaissance des modules data avancés d'Excel (PowerQuery, PowerPivot)</text:p>
            <text:p text:style-name="P2"><text:soft-page-break/></text:p>
            <text:p text:style-name="P2">- Une première expérience avec un outil de visualisation (Tableau, PowerBi)</text:p>
            <text:p text:style-name="P2"/>
            <text:p text:style-name="P2">- Une première expérience avec Python et/ou R</text:p>
          </table:table-cell>
        </table:table-row>
        <table:table-row>
          <table:table-cell table:style-name="Tabla1.A2" office:value-type="string">
            <text:p text:style-name="P1">Data Scientist F/H</text:p>
            <text:p text:style-name="P1"/>
            <text:p text:style-name="P1"><text:a xlink:type="simple" xlink:href="https://uoc.jobteaser.com/ca/job-offers/689ced89-bf2d-427f-bf5a-2b0e2c30bae5-orano-data-scientist-f-h?utm_source=email-product&amp;utm_medium=job-alert-email&amp;utm_campaign=b2c-ca-job-alert-email&amp;utm_content=2024-03-22" text:style-name="Internet_20_link" text:visited-style-name="Visited_20_Internet_20_Link">https://uoc.jobteaser.com/ca/job-offers/689ced89-bf2d-</text:a><text:a xlink:type="simple" xlink:href="https://uoc.jobteaser.com/ca/job-offers/689ced89-bf2d-427f-bf5a-2b0e2c30bae5-orano-data-scientist-f-h?utm_source=email-product&amp;utm_medium=job-alert-email&amp;utm_campaign=b2c-ca-job-alert-email&amp;utm_content=2024-03-22" text:style-name="Internet_20_link" text:visited-style-name="Visited_20_Internet_20_Link">427f-bf5a-2b0e2c30bae5-orano-data-scientist-f-h?utm_source=email-product&amp;utm_medium=job-</text:a><text:a xlink:type="simple" xlink:href="https://uoc.jobteaser.com/ca/job-offers/689ced89-bf2d-427f-bf5a-2b0e2c30bae5-orano-data-scientist-f-h?utm_source=email-product&amp;utm_medium=job-alert-email&amp;utm_campaign=b2c-ca-job-alert-email&amp;utm_content=2024-03-22" text:style-name="Internet_20_link" text:visited-style-name="Visited_20_Internet_20_Link">alert-</text:a><text:soft-page-break/><text:a xlink:type="simple" xlink:href="https://uoc.jobteaser.com/ca/job-offers/689ced89-bf2d-427f-bf5a-2b0e2c30bae5-orano-data-scientist-f-h?utm_source=email-product&amp;utm_medium=job-alert-email&amp;utm_campaign=b2c-ca-job-alert-email&amp;utm_content=2024-03-22" text:style-name="Internet_20_link" text:visited-style-name="Visited_20_Internet_20_Link">email&amp;utm_campaign=b2c-ca-job-</text:a><text:a xlink:type="simple" xlink:href="https://uoc.jobteaser.com/ca/job-offers/689ced89-bf2d-427f-bf5a-2b0e2c30bae5-orano-data-scientist-f-h?utm_source=email-product&amp;utm_medium=job-alert-email&amp;utm_campaign=b2c-ca-job-alert-email&amp;utm_content=2024-03-22" text:style-name="Internet_20_link" text:visited-style-name="Visited_20_Internet_20_Link">alert-email&amp;utm_content=2024-03-22</text:a> </text:p>
          </table:table-cell>
          <table:table-cell table:style-name="Tabla1.A2" office:value-type="string">
            <text:p text:style-name="Table_20_Contents">Contracte de durada indefinida </text:p>
            <text:p text:style-name="Table_20_Contents"/>
            <text:p text:style-name="Table_20_Contents"/>
          </table:table-cell>
          <table:table-cell table:style-name="Tabla1.A2" office:value-type="string">
            <text:p text:style-name="P9">ORANO, gran empresa, 18k empleats,</text:p>
            <text:p text:style-name="P9"/>
            <text:p text:style-name="P9">Montigny-le-Bretonneux</text:p>
          </table:table-cell>
          <table:table-cell table:style-name="Tabla1.A2" office:value-type="string">
            <text:p text:style-name="Table_20_Contents">Direction Technique de l'Ingénierie (DTI) de la BU Orano Projets, vous aurez en charge les missions suivantes :</text:p>
            <text:p text:style-name="Table_20_Contents">Contribuer directement au déploiement de la feuille de route Data Science de la BU</text:p>
            <text:p text:style-name="Table_20_Contents">Participer à l'acculturation des nouvelles technologies apportées par l'intelligence artificielle en réalisant des actions de communications et de partage d'expériences dans votre future organisation</text:p>
            <text:p text:style-name="Table_20_Contents">Être en interface avec les métiers de l'ingénierie, pour identifier les opportunités d'amélioration des activités et tâches des métiers</text:p>
            <text:p text:style-name="Table_20_Contents">Être en interface avec les projets, pour identifier les besoins et opportunités face aux sollicitations des clients <text:soft-page-break/>internes et externes</text:p>
            <text:p text:style-name="Table_20_Contents">Piloter vos projets data science de la capture des données jusqu'à la mise à disposition d'outils fonctionnels, en faisant appel aux meilleures techniques disponibles d'analyse et de traitement des données (régression, séries temporelles, modèles probabilistes, apprentissage supervisé et non-supervisé, deep learning...)</text:p>
            <text:p text:style-name="Table_20_Contents">Communiquer efficacement au travers de la visualisation des données, des tableaux de bord interactifs, et pour faciliter la prise de décision</text:p>
            <text:p text:style-name="Table_20_Contents">Collaborer au sein du réseau des Data Scientists, et contribuer à l'accroissement continu des compétences en Data Science.</text:p>
            <text:p text:style-name="Table_20_Contents">Participez au développement des connaissances en maintenant une veille active à l'externe</text:p>
          </table:table-cell>
          <table:table-cell table:style-name="Tabla1.A2" office:value-type="string">
            <text:p text:style-name="Table_20_Contents">Vous possédez des compétences techniques avec la maitrise de divers outils et logiciels</text:p>
            <text:p text:style-name="Table_20_Contents"/>
            <text:p text:style-name="Table_20_Contents">En développement : git, Jupyter, VSCode, bash (Linux), batch (Win)</text:p>
            <text:p text:style-name="Table_20_Contents"/>
            <text:p text:style-name="Table_20_Contents">En data manipulation : Pandas, NumPy, API, SQL, Google Big Query</text:p>
            <text:p text:style-name="Table_20_Contents"/>
            <text:p text:style-name="Table_20_Contents">En data visualization : Matplotlib, seaborn, plotly, KNIME,…</text:p>
            <text:p text:style-name="Table_20_Contents"/>
            <text:p text:style-name="Table_20_Contents">En machine learning (supervised / unsupervised / semi-supervised / reinforcement learning) : Scikit-Learn, TensorFlow, PyTorch,SciPy.…</text:p>
            <text:p text:style-name="Table_20_Contents"/>
            <text:p text:style-name="Table_20_Contents">En MLops: Docker, MLflow, API, GCP....</text:p>
            <text:p text:style-name="Table_20_Contents">Ainsi que des langages de programmation tels que Python de préférence avec des connaissances en programmation orientée objet.</text:p>
            <text:p text:style-name="Table_20_Contents"/>
            <text:p text:style-name="Table_20_Contents">Vous devez à la fois faire preuve d'une grande aisance rédactionnelle et avoir une passion pour les chiffres et les statistiques.</text:p>
            <text:p text:style-name="Table_20_Contents"/>
            <text:p text:style-name="Table_20_Contents"><text:soft-page-break/>Vous êtes rigoureux, organisé, réactif et possédez un esprit analytique.</text:p>
          </table:table-cell>
          <table:table-cell table:style-name="Tabla1.F2" office:value-type="string">
            <text:p text:style-name="P2">expérience avec des plateformes cloud</text:p>
            <text:p text:style-name="P2"/>
            <text:p text:style-name="P2">une expérience en IA générative et computer vision</text:p>
            <text:p text:style-name="P2"/>
            <text:p text:style-name="P2"><text:s text:c="2"/>programmation orientée objet.</text:p>
          </table:table-cell>
        </table:table-row>
        <table:table-row>
          <table:table-cell table:style-name="Tabla1.A2" office:value-type="string">
            <text:p text:style-name="P1">Modelling Data Analyst </text:p>
          </table:table-cell>
          <table:table-cell table:style-name="Tabla1.A2" office:value-type="string">
            <text:p text:style-name="Table_20_Contents">Contracte de durada indefinida <text:span text:style-name="T1">&amp; JobTeaser</text:span></text:p>
          </table:table-cell>
          <table:table-cell table:style-name="Tabla1.A2" office:value-type="string">
            <text:p text:style-name="Table_20_Contents">ABN AMRO</text:p>
            <text:p text:style-name="Table_20_Contents">Gran empresa, <text:span text:style-name="T1">Amsterdam</text:span></text:p>
          </table:table-cell>
          <table:table-cell table:style-name="Tabla1.A2" office:value-type="string">
            <text:p text:style-name="Table_20_Contents">As a member of the Non Retail Modelling Consuming Dataset team, you supply Credit Risk Modelling with the data they need to compile risk models. On one hand <text:soft-page-break/>your duties will consist of technical aspects such as SQL and Python programming, performing Data Quality analyses and integrating datasets. On the other hand you'll be working on documentation and using your communicative skills for stakeholder alignment. You also play an active role in the frequent team meetings where knowledge-sharing and transparency on progress is key.</text:p>
          </table:table-cell>
          <table:table-cell table:style-name="Tabla1.A2" office:value-type="string">
            <text:p text:style-name="Table_20_Contents">a Master's degree, preferably a beta study</text:p>
            <text:p text:style-name="Table_20_Contents">highly skilled in SQL and Python</text:p>
            <text:p text:style-name="Table_20_Contents">familiar with Azure DevOps, Boards and GIT repos.</text:p>
            <text:p text:style-name="Table_20_Contents">experience with Agile way of working</text:p>
            <text:p text:style-name="Table_20_Contents">the ability to detail and challenge data <text:soft-page-break/>requirements</text:p>
            <text:p text:style-name="Table_20_Contents">experienced with Data Management and Data Governance principles</text:p>
            <text:p text:style-name="Table_20_Contents">knowledge of risk management in banking or financial institutions</text:p>
            <text:p text:style-name="Table_20_Contents">excellent verbal and written communications skills</text:p>
            <text:p text:style-name="Table_20_Contents">good stakeholder management skills</text:p>
            <text:p text:style-name="Table_20_Contents">knowledge of Risk regulations like BCBS239, Perdarr, Basel IV or IFRS</text:p>
            <text:p text:style-name="Table_20_Contents">you are eligible to work in the EU</text:p>
          </table:table-cell>
          <table:table-cell table:style-name="Tabla1.F2" office:value-type="string">
            <text:p text:style-name="P2">Agile Way of working (experience)</text:p>
            <text:p text:style-name="P2"/>
            <text:p text:style-name="P2">Data Management and Data Governance principles <text:soft-page-break/>(experience)</text:p>
            <text:p text:style-name="P2"/>
            <text:p text:style-name="P2">Risk management in banking or financial institutions (knowledge)</text:p>
            <text:p text:style-name="P2"/>
            <text:p text:style-name="P2">Azure DevOps, Boards and GIT repos (familiarity)</text:p>
            <text:p text:style-name="P2"/>
            <text:p text:style-name="P2">SQL, Python (skilled)</text:p>
          </table:table-cell>
        </table:table-row>
        <table:table-row>
          <table:table-cell table:style-name="Tabla1.A2" office:value-type="string">
            <text:p text:style-name="P1">Chargée ou chargé de mission Analyse et modélisation des coûts et tarifs</text:p>
          </table:table-cell>
          <table:table-cell table:style-name="Tabla1.A2" office:value-type="string">
            <text:p text:style-name="Table_20_Contents">Contracte de durada determinada 36 mesos <text:span text:style-name="T2">&amp; JobTeaser</text:span></text:p>
          </table:table-cell>
          <table:table-cell table:style-name="Tabla1.A2" office:value-type="string">
            <text:p text:style-name="Table_20_Contents">ARCEP</text:p>
            <text:p text:style-name="P6">Associació / Institució pública / Laboratori, </text:p>
            <text:p text:style-name="P6">183 empleats, <text:span text:style-name="T2">Teletrabajo desde Paris</text:span></text:p>
            <text:p text:style-name="P6"/>
            <text:p text:style-name="P6">Le processus de recrutement prévoit deux entretiens avec les responsables hiérarchiques du poste (chef d’unité, puis directrice). L’unité RH effectue un dernier entretien orienté vers les dimensions <text:soft-page-break/>comportementales et les motivations, afin de valider l’adéquation globale du profil et du projet professionnel avec le poste et les possibilités d’évolution.</text:p>
          </table:table-cell>
          <table:table-cell table:style-name="Tabla1.A2" office:value-type="string">
            <text:p text:style-name="Table_20_Contents">- <text:s text:c="5"/>l’utilisation et l’exploitation de résultats de modèles de coûts, en particulier un modèle de coûts de la fibre optique développé par l’Arcep ;</text:p>
            <text:p text:style-name="Table_20_Contents"/>
            <text:p text:style-name="Table_20_Contents">- <text:s text:c="5"/>la définition et le contrôle des obligations tarifaires des opérateurs notamment Orange, impliquant une réflexion sur les principes applicables et des analyses quantitatives.</text:p>
            <text:p text:style-name="Table_20_Contents"/>
            <text:p text:style-name="Table_20_Contents">Vous serez susceptible d'animer ou de contribuer à des travaux en concertation avec les opérateurs, les <text:soft-page-break/>autres régulateurs européens au sein de l’Organe des régulateurs européens des communications électroniques (Orece/Berec), certaines institutions (Autorité de la concurrence, Conseil d'État, ministères, Commission européenne, etc.) ou des universitaires. Vous piloterez le cas échéant des études confiées à des cabinets de conseil.</text:p>
            <text:p text:style-name="Table_20_Contents"/>
            <text:p text:style-name="Table_20_Contents">Des déplacements ponctuels peuvent être à prévoir, essentiellement en Europe, en interaction avec la Commission européenne et les autres régulateurs européens, à l'occasion desquels vous serez amené.e à défendre les positions de l'Arcep.</text:p>
          </table:table-cell>
          <table:table-cell table:style-name="Tabla1.A2" office:value-type="string">
            <text:p text:style-name="Table_20_Contents">Vous disposez d’un diplôme d’ingénieur ou d’une autre formation supérieure et/ou d’une expérience professionnelle vous ayant donné l’habitude de raisonner sur des données chiffrées.</text:p>
            <text:p text:style-name="Table_20_Contents"/>
            <text:p text:style-name="Table_20_Contents"><text:s/></text:p>
            <text:p text:style-name="Table_20_Contents"/>
            <text:p text:style-name="Table_20_Contents">Vous êtes intéressé.e par les enjeux économiques des réseaux télécoms et de leur régulation.</text:p>
            <text:p text:style-name="Table_20_Contents"/>
            <text:p text:style-name="Table_20_Contents"><text:s/></text:p>
            <text:p text:style-name="Table_20_Contents"/>
            <text:p text:style-name="Table_20_Contents">Vous aimez traiter des dossiers qui combinent une réflexion sur les principes (en l’occurrence les choix de régulation) et leur traduction quantitative. Vous avez en particulier une appétence pour les analyses chiffrées et les <text:soft-page-break/>modélisations, et une aisance en la matière. Des notions en économie (microéconomie, économie industrielle) seraient un atout.</text:p>
            <text:p text:style-name="Table_20_Contents"/>
            <text:p text:style-name="Table_20_Contents"><text:s/></text:p>
            <text:p text:style-name="Table_20_Contents"/>
            <text:p text:style-name="Table_20_Contents">Vous avez une bonne maîtrise des outils bureautiques usuels (notamment Excel). Vous êtes à l’aise avec l’utilisation d’outils informatiques tels que des scripts, ou capable de vous y former rapidement ; une familiarité avec l’exécution de modèles, le maniement de données en masse (ex : Python ou R) ou la programmation (ex : langage Java) serait un atout.</text:p>
            <text:p text:style-name="Table_20_Contents"/>
            <text:p text:style-name="Table_20_Contents"><text:s/></text:p>
            <text:p text:style-name="Table_20_Contents"/>
            <text:p text:style-name="Table_20_Contents">Vous faites preuve de capacités d'analyse et de synthèse, de réflexion et d’abstraction ainsi que de rigueur, d'autonomie et de respect des délais.</text:p>
            <text:p text:style-name="Table_20_Contents"/>
            <text:p text:style-name="Table_20_Contents"><text:s/></text:p>
            <text:p text:style-name="Table_20_Contents"/>
            <text:p text:style-name="Table_20_Contents">Vous possédez une aisance rédactionnelle, un esprit d'initiative et le souci de présenter, de façon claire et synthétique, à l'écrit et à l'oral, des enjeux complexes.</text:p>
            <text:p text:style-name="Table_20_Contents"/>
            <text:p text:style-name="Table_20_Contents"><text:s/></text:p>
            <text:p text:style-name="Table_20_Contents"/>
            <text:p text:style-name="Table_20_Contents">Vous avez le goût du travail en équipe, avec des personnes de profils variés (économistes, ingénieurs, juristes).</text:p>
            <text:p text:style-name="Table_20_Contents"><text:soft-page-break/></text:p>
            <text:p text:style-name="Table_20_Contents"><text:s/></text:p>
            <text:p text:style-name="Table_20_Contents"/>
            <text:p text:style-name="Table_20_Contents">Une maîtrise de l'anglais est souhaitable.</text:p>
            <text:p text:style-name="Table_20_Contents"/>
          </table:table-cell>
          <table:table-cell table:style-name="Tabla1.F2" office:value-type="string">
            <text:p text:style-name="P2">une bonne maîtrise des outils bureautiques usuels (notamment Excel)</text:p>
            <text:p text:style-name="P2"/>
            <text:p text:style-name="P2">expérience professionnelle vous ayant donné l’habitude de raisonner sur des données chiffrées</text:p>
            <text:p text:style-name="P2"/>
            <text:p text:style-name="P2">notions en économie (microéconomie, économie industrielle)</text:p>
            <text:p text:style-name="P2"/>
            <text:p text:style-name="P2">maniement de données en masse (ex : Python ou R)</text:p>
            <text:p text:style-name="P2"><text:soft-page-break/></text:p>
            <text:p text:style-name="P2">programmation (ex : langage Java)</text:p>
            <text:p text:style-name="P2"/>
            <text:p text:style-name="P3">maîtrise de l'anglais</text:p>
            <text:p text:style-name="P3"/>
            <text:p text:style-name="P3">en équipe, avec des personnes de profils variés (économistes, ingénieurs, juristes)</text:p>
          </table:table-cell>
        </table:table-row>
        <table:table-row>
          <table:table-cell table:style-name="Tabla1.A2" office:value-type="string">
            <text:p text:style-name="P7">Data Analyst (H/F) - VIE - Barcelone</text:p>
          </table:table-cell>
          <table:table-cell table:style-name="Tabla1.A2" office:value-type="string">
            <text:p text:style-name="Table_20_Contents">Voluntariat internacional en empreses 12 a 24 mesos</text:p>
            <text:p text:style-name="Table_20_Contents"/>
            <text:p text:style-name="P7">Tiempo parcial</text:p>
            <text:p text:style-name="P7"/>
            <text:p text:style-name="P7"/>
          </table:table-cell>
          <table:table-cell table:style-name="Tabla1.A2" office:value-type="string">
            <text:p text:style-name="Table_20_Contents">papernest</text:p>
            <text:p text:style-name="Table_20_Contents">Start-up800 empleats, <text:span text:style-name="T3">Barcelona</text:span></text:p>
            <text:p text:style-name="Table_20_Contents"/>
            <text:p text:style-name="Table_20_Contents"/>
            <text:p text:style-name="Table_20_Contents">Processus de recrutement :</text:p>
            <text:p text:style-name="Table_20_Contents">Un premier call avec Mathilde, Talent Acquisition Partner</text:p>
            <text:p text:style-name="Table_20_Contents">Un test SQL</text:p>
            <text:p text:style-name="Table_20_Contents">Un entretien avec Badr, ton futur manager</text:p>
            <text:p text:style-name="Table_20_Contents">Un entretien avec Michel, notre Head of Data</text:p>
          </table:table-cell>
          <table:table-cell table:style-name="Tabla1.A2" office:value-type="string">
            <text:p text:style-name="Table_20_Contents">Tu développes des modèles sophistiqués qui évaluent et anticipent les tendances et les comportements des agences partenaires.</text:p>
            <text:p text:style-name="Table_20_Contents">Tu accompagnes les managers dans le suivi et le pilotage des performances de leurs équipes.</text:p>
            <text:p text:style-name="Table_20_Contents">Tu explores et analyses les données des parcours clients pour affiner les stratégies marketing, améliorer les performances commerciales et l'expérience globale des clients.</text:p>
            <text:p text:style-name="Table_20_Contents">Tu contribues à la mise en place et à la maintenance d'un pipeline de données fiable et évolutif en veillant à ce que les données soient collectées, nettoyées, structurées et mises à disposition de manière optimale.</text:p>
            <text:p text:style-name="Table_20_Contents">Tu utilises tes compétences de data visualisation pour créer des dashboards opérationnels et intuitifs. Ces <text:soft-page-break/>outils fournissent quotidiennement des informations précieuses aux équipes et facilitent la prise de décision informée.</text:p>
          </table:table-cell>
          <table:table-cell table:style-name="Tabla1.A2" office:value-type="string">
            <text:p text:style-name="Table_20_Contents">Tu es issu·e d’une formation en école de commerce ou d’ingénieur</text:p>
            <text:p text:style-name="Table_20_Contents">Tu es capable d’apprendre très rapidement et de monter en compétences sur de nouveaux sujet</text:p>
            <text:p text:style-name="Table_20_Contents">Tu es à l’aise avec SQL, les outils et les raisonnements analytiques</text:p>
            <text:p text:style-name="Table_20_Contents">Tu es créatif·ve, débrouillard·e et autonome</text:p>
            <text:p text:style-name="Table_20_Contents">Tu sais interagir avec des équipes différentes</text:p>
            <text:p text:style-name="Table_20_Contents">Entreprenant·e, tu cherches en permanence de nouvelles opportunités / optimisations / choses à tester</text:p>
            <text:p text:style-name="Table_20_Contents">Une expérience préalable en digital serait un plus !</text:p>
            <text:p text:style-name="Table_20_Contents"/>
            <text:p text:style-name="P7">Más condiciones: <text:a xlink:type="simple" xlink:href="https://mon-vie-via.businessfrance.fr/en/what-is-the-vie-french-international-internship-program" text:style-name="Internet_20_link" text:visited-style-name="Visited_20_Internet_20_Link">https://mon-vie-via.businessfrance.fr/en/what-is-the-vie-french-international-internship-program</text:a> </text:p>
          </table:table-cell>
          <table:table-cell table:style-name="Tabla1.F2" office:value-type="string">
            <text:p text:style-name="P2">SQL</text:p>
            <text:p text:style-name="P2"/>
            <text:p text:style-name="P2"><text:span text:style-name="T3">i</text:span>nteragir avec des équipes différentes</text:p>
            <text:p text:style-name="P2"/>
            <text:p text:style-name="P8">dashboards</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andscape"/>
    <style:master-page style:name="Landscape"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7T10:22:00.997416628</meta:creation-date>
    <dc:date>2024-04-01T16:15:40.082329585</dc:date>
    <meta:editing-duration>PT48M26S</meta:editing-duration>
    <meta:editing-cycles>8</meta:editing-cycles>
    <meta:generator>LibreOffice/7.3.7.2$Linux_X86_64 LibreOffice_project/30$Build-2</meta:generator>
    <meta:document-statistic meta:table-count="1" meta:image-count="0" meta:object-count="0" meta:page-count="10" meta:paragraph-count="213" meta:word-count="2433" meta:character-count="17150" meta:non-whitespace-character-count="14889"/>
  </office:meta>
</office:document-meta>
</file>